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color="#000000" draw:fill="hatch" draw:fill-color="#729fcf" draw:fill-hatch-name="Black_20_45_20_Degrees_20_Wide" draw:textarea-horizontal-align="justify" draw:textarea-vertical-align="middle" draw:auto-grow-height="false" fo:min-height="0.35cm" fo:min-width="5.1cm"/>
    </style:style>
    <style:style style:name="gr2" style:family="graphic" style:parent-style-name="standard">
      <style:graphic-properties draw:stroke="solid" svg:stroke-color="#000000" draw:fill="hatch" draw:fill-color="#729fcf" draw:fill-hatch-name="Black_20_45_20_Degrees_20_Wide" draw:textarea-horizontal-align="justify" draw:textarea-vertical-align="middle" draw:auto-grow-height="false" fo:min-height="1.35cm" fo:min-width="4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_32__20_Dots_20_1_20_Dash" svg:stroke-width="0.3cm" svg:stroke-color="#ff3333" draw:marker-start-width="1.1cm" draw:marker-end="Arrow" draw:marker-end-width="0.8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8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svg:stroke-color="#ff6600" draw:fill-color="#ff6600" draw:textarea-horizontal-align="justify" draw:textarea-vertical-align="middle" draw:auto-grow-height="false" fo:min-height="0.5cm" fo:min-width="3.186cm"/>
    </style:style>
    <style:style style:name="gr12" style:family="graphic" style:parent-style-name="objectwithoutfill">
      <style:graphic-properties svg:stroke-color="#ff66ff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hatch" draw:fill-color="#729fcf" draw:fill-hatch-name="Black_20_45_20_Degrees_20_Wid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0.6cm" svg:x="1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6cm" svg:height="1.6cm" svg:x="7.1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6cm" svg:height="1.6cm" svg:x="7.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0.6cm" svg:x="11.7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7cm" svg:y1="5.2cm" svg:x2="11.7cm" svg:y2="3.6cm">
          <text:p/>
        </draw:line>
        <draw:line draw:style-name="gr3" draw:text-style-name="P2" draw:layer="layout" svg:x1="7.1cm" svg:y1="13.6cm" svg:x2="7.1cm" svg:y2="12cm">
          <text:p/>
        </draw:line>
        <draw:line draw:style-name="gr3" draw:text-style-name="P2" draw:layer="layout" svg:x1="11.7cm" svg:y1="3.6cm" svg:x2="18.3cm" svg:y2="3.6cm">
          <text:p/>
        </draw:line>
        <draw:line draw:style-name="gr3" draw:text-style-name="P2" draw:layer="layout" svg:x1="1cm" svg:y1="13.6cm" svg:x2="7.1cm" svg:y2="13.6cm">
          <text:p/>
        </draw:line>
        <draw:line draw:style-name="gr4" draw:text-style-name="P2" draw:layer="layout" svg:x1="9.45cm" svg:y1="6.799cm" svg:x2="9.45cm" svg:y2="10.4cm">
          <text:p/>
        </draw:line>
        <draw:frame draw:style-name="gr5" draw:text-style-name="P3" draw:layer="layout" svg:width="1.2cm" svg:height="1.1cm" svg:x="9.7cm" svg:y="7.8cm">
          <draw:text-box>
            <text:p><text:span text:style-name="T1">hν</text:span></text:p>
          </draw:text-box>
        </draw:frame>
        <draw:custom-shape draw:style-name="gr6" draw:text-style-name="P4" draw:layer="layout" svg:width="1.2cm" svg:height="1.2cm" svg:x="8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.2cm" svg:height="1.2cm" svg:x="8.9cm" svg:y="1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6cm" svg:height="0.1cm" draw:transform="rotate (1.5707963267949) translate (9.45cm 11.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cm" svg:height="0.1cm" svg:x="9.2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cm" svg:height="0.1cm" svg:x="9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1cm" svg:y1="2cm" svg:x2="7.1cm" svg:y2="5.2cm">
          <text:p/>
        </draw:line>
        <draw:line draw:style-name="gr8" draw:text-style-name="P2" draw:layer="layout" svg:x1="11.7cm" svg:y1="2.1cm" svg:x2="11.7cm" svg:y2="3.5cm">
          <text:p/>
        </draw:line>
        <draw:line draw:style-name="gr8" draw:text-style-name="P2" draw:layer="layout" svg:x1="11.7cm" svg:y1="12cm" svg:x2="11.7cm" svg:y2="15.2cm">
          <text:p/>
        </draw:line>
        <draw:line draw:style-name="gr8" draw:text-style-name="P2" draw:layer="layout" svg:x1="7.1cm" svg:y1="13.6cm" svg:x2="7.1cm" svg:y2="15cm">
          <text:p/>
        </draw:line>
        <draw:frame draw:style-name="gr9" draw:text-style-name="P3" draw:layer="layout" svg:width="2.5cm" svg:height="1.2cm" svg:x="8.2cm" svg:y="2.4cm">
          <draw:text-box>
            <text:p>GaAs</text:p>
          </draw:text-box>
        </draw:frame>
        <draw:frame draw:style-name="gr9" draw:text-style-name="P3" draw:layer="layout" svg:width="2.5cm" svg:height="1.2cm" svg:x="8.2cm" svg:y="14cm">
          <draw:text-box>
            <text:p>GaAs</text:p>
          </draw:text-box>
        </draw:frame>
        <draw:frame draw:style-name="gr10" draw:text-style-name="P3" draw:layer="layout" svg:width="3.3cm" svg:height="0.962cm" svg:x="2.2cm" svg:y="2.4cm">
          <draw:text-box>
            <text:p>n-GaAlAs</text:p>
          </draw:text-box>
        </draw:frame>
        <draw:frame draw:style-name="gr10" draw:text-style-name="P3" draw:layer="layout" svg:width="3.3cm" svg:height="0.962cm" svg:x="2.2cm" svg:y="14cm">
          <draw:text-box>
            <text:p>n-GaAlAs</text:p>
          </draw:text-box>
        </draw:frame>
        <draw:frame draw:style-name="gr10" draw:text-style-name="P3" draw:layer="layout" svg:width="3.3cm" svg:height="0.962cm" svg:x="13.1cm" svg:y="2.4cm">
          <draw:text-box>
            <text:p>p-GaAlAs</text:p>
          </draw:text-box>
        </draw:frame>
        <draw:frame draw:style-name="gr10" draw:text-style-name="P3" draw:layer="layout" svg:width="3.3cm" svg:height="0.962cm" svg:x="13.1cm" svg:y="14cm">
          <draw:text-box>
            <text:p>p-GaAlAs</text:p>
          </draw:text-box>
        </draw:frame>
        <draw:custom-shape draw:style-name="gr11" draw:text-style-name="P6" draw:layer="layout" svg:width="4.6cm" svg:height="1.5cm" svg:x="7.1cm" svg:y="15.6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3" draw:layer="layout" svg:width="4.2cm" svg:height="0.962cm" svg:x="7.5cm" svg:y="15.838cm">
          <draw:text-box>
            <text:p>Aktive Zone</text:p>
          </draw:text-box>
        </draw:frame>
        <draw:line draw:style-name="gr12" draw:text-style-name="P2" draw:layer="layout" svg:x1="16.6cm" svg:y1="10.7cm" svg:x2="12.5cm" svg:y2="10.7cm">
          <text:p/>
        </draw:line>
        <draw:line draw:style-name="gr12" draw:text-style-name="P2" draw:layer="layout" svg:x1="6.101cm" svg:y1="4.5cm" svg:x2="2.001cm" svg:y2="4.5cm">
          <text:p/>
        </draw:line>
        <draw:frame draw:style-name="gr13" draw:text-style-name="P3" draw:layer="layout" svg:width="0.7cm" svg:height="1cm" svg:x="14.5cm" svg:y="9.9cm">
          <draw:text-box>
            <text:p>I</text:p>
          </draw:text-box>
        </draw:frame>
        <draw:frame draw:style-name="gr13" draw:text-style-name="P3" draw:layer="layout" svg:width="0.7cm" svg:height="1cm" svg:x="3.9cm" svg:y="3.7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3:27:59.972000000</meta:creation-date>
    <dc:date>2017-05-21T14:03:10.514000000</dc:date>
    <meta:editing-duration>PT1M55S</meta:editing-duration>
    <meta:editing-cycles>1</meta:editing-cycles>
    <meta:document-statistic meta:object-count="31"/>
    <meta:generator>LibreOffice/5.1.6.2$Windows_x86 LibreOffice_project/07ac168c60a517dba0f0d7bc7540f5afa45f0909</meta:generator>
  </office:meta>
</office:document-meta>
</file>